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2pt" officeooo:paragraph-rsid="0018e54c" style:font-name-asian="Times New Roman1" style:font-size-asian="12pt" style:language-asian="ru" style:country-asian="RU" style:font-name-complex="Times New Roman1" style:font-size-complex="12pt"/>
    </style:style>
    <style:style style:name="P2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5pt" officeooo:paragraph-rsid="0018e54c" style:font-name-asian="Times New Roman1" style:font-size-asian="15pt" style:language-asian="ru" style:country-asian="RU" style:font-name-complex="Times New Roman1" style:font-size-complex="15pt"/>
    </style:style>
    <style:style style:name="P3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5pt" fo:font-weight="bold" officeooo:rsid="001bf13e" officeooo:paragraph-rsid="001bf13e" style:font-name-asian="Times New Roman1" style:font-size-asian="15pt" style:language-asian="ru" style:country-asian="RU" style:font-weight-asian="bold" style:font-name-complex="Times New Roman1" style:font-size-complex="15pt" style:font-weight-complex="bold"/>
    </style:style>
    <style:style style:name="P4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5pt" fo:font-weight="bold" officeooo:rsid="001d06d6" officeooo:paragraph-rsid="001d06d6" style:font-name-asian="Times New Roman1" style:font-size-asian="15pt" style:language-asian="ru" style:country-asian="RU" style:font-weight-asian="bold" style:font-name-complex="Times New Roman1" style:font-size-complex="15pt" style:font-weight-complex="bold"/>
    </style:style>
    <style:style style:name="P5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5pt" fo:font-weight="bold" officeooo:rsid="001ebf0c" officeooo:paragraph-rsid="001ebf0c" style:font-name-asian="Times New Roman1" style:font-size-asian="15pt" style:language-asian="ru" style:country-asian="RU" style:font-weight-asian="bold" style:font-name-complex="Times New Roman1" style:font-size-complex="15pt" style:font-weight-complex="bold"/>
    </style:style>
    <style:style style:name="P6" style:family="paragraph" style:parent-style-name="Standard">
      <style:paragraph-properties fo:margin-top="0.423cm" fo:margin-bottom="0.423cm" loext:contextual-spacing="true" fo:line-height="150%" fo:text-align="end" style:justify-single-word="false"/>
      <style:text-properties style:font-name="Times New Roman" fo:font-size="12pt" officeooo:paragraph-rsid="0018e54c" style:font-name-asian="Times New Roman1" style:font-size-asian="12pt" style:language-asian="ru" style:country-asian="RU" style:font-name-complex="Times New Roman1" style:font-size-complex="12pt"/>
    </style:style>
    <style:style style:name="P7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style:font-name="Times New Roman" fo:font-size="16pt" officeooo:paragraph-rsid="0018e54c" style:font-name-asian="Times New Roman1" style:font-size-asian="16pt" style:language-asian="ru" style:country-asian="RU" style:font-name-complex="Times New Roman1" style:font-size-complex="16pt"/>
    </style:style>
    <style:style style:name="P8" style:family="paragraph" style:parent-style-name="Standard">
      <style:paragraph-properties fo:margin-top="0.423cm" fo:margin-bottom="0.423cm" loext:contextual-spacing="true" fo:line-height="150%" fo:text-align="center" style:justify-single-word="false" fo:break-before="page"/>
      <style:text-properties fo:color="#000000" style:font-name="Times New Roman" fo:font-size="15pt" fo:font-weight="bold" officeooo:rsid="001bf13e" officeooo:paragraph-rsid="001bf13e" style:font-name-asian="Times New Roman1" style:font-size-asian="15pt" style:language-asian="ru" style:country-asian="RU" style:font-weight-asian="bold" style:font-name-complex="Times New Roman1" style:font-size-complex="15pt" style:font-weight-complex="bold"/>
    </style:style>
    <style:style style:name="P9" style:family="paragraph" style:parent-style-name="Standard">
      <style:paragraph-properties fo:margin-top="0cm" fo:margin-bottom="0cm" loext:contextual-spacing="true" fo:line-height="150%"/>
      <style:text-properties style:font-name="Times New Roman" fo:font-size="16pt" officeooo:paragraph-rsid="0018e54c" style:font-name-asian="Times New Roman1" style:font-size-asian="16pt" style:language-asian="ru" style:country-asian="RU" style:font-name-complex="Times New Roman1" style:font-size-complex="16pt"/>
    </style:style>
    <style:style style:name="P10" style:family="paragraph" style:parent-style-name="Standard">
      <style:paragraph-properties fo:margin-top="0cm" fo:margin-bottom="0.423cm" loext:contextual-spacing="true" fo:line-height="150%"/>
      <style:text-properties style:font-name="Times New Roman" fo:font-size="12pt" officeooo:paragraph-rsid="0018e54c" style:font-name-asian="Times New Roman1" style:font-size-asian="12pt" style:language-asian="ru" style:country-asian="RU" style:font-name-complex="Times New Roman1" style:font-size-complex="12pt"/>
    </style:style>
    <style:style style:name="P11" style:family="paragraph" style:parent-style-name="Standard" style:list-style-name="" style:master-page-name="Standard">
      <style:paragraph-properties fo:margin-top="0.423cm" fo:margin-bottom="0.423cm" loext:contextual-spacing="true" fo:line-height="150%" fo:text-align="center" style:justify-single-word="false" style:page-number="auto"/>
      <style:text-properties officeooo:paragraph-rsid="0018e54c"/>
    </style:style>
    <style:style style:name="P12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6pt" fo:font-weight="bold" officeooo:paragraph-rsid="0018e54c" style:letter-kerning="true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P13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6pt" officeooo:paragraph-rsid="0018e54c" style:letter-kerning="true" style:font-name-asian="Times New Roman1" style:font-size-asian="16pt" style:language-asian="ru" style:country-asian="RU" style:font-name-complex="Times New Roman1" style:font-size-complex="16pt"/>
    </style:style>
    <style:style style:name="P14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fo:font-weight="bold" officeooo:paragraph-rsid="0018e54c" style:letter-kerning="tru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5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officeooo:paragraph-rsid="0018e54c" style:letter-kerning="true" style:font-name-asian="Times New Roman1" style:font-size-asian="14pt" style:language-asian="ru" style:country-asian="RU" style:font-name-complex="Times New Roman1" style:font-size-complex="14pt"/>
    </style:style>
    <style:style style:name="P16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5pt" fo:font-weight="normal" officeooo:rsid="001bf13e" officeooo:paragraph-rsid="001bf13e" style:font-name-asian="Times New Roman1" style:font-size-asian="15pt" style:language-asian="ru" style:country-asian="RU" style:font-weight-asian="normal" style:font-name-complex="Times New Roman1" style:font-size-complex="15pt" style:font-weight-complex="normal"/>
    </style:style>
    <style:style style:name="P17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5pt" fo:font-weight="bold" officeooo:rsid="001bf13e" officeooo:paragraph-rsid="001bf13e" style:font-name-asian="Times New Roman1" style:font-size-asian="15pt" style:language-asian="ru" style:country-asian="RU" style:font-weight-asian="bold" style:font-name-complex="Times New Roman1" style:font-size-complex="15pt" style:font-weight-complex="bold"/>
    </style:style>
    <style:style style:name="P18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5pt" fo:font-weight="bold" officeooo:rsid="001d06d6" officeooo:paragraph-rsid="001d06d6" style:font-name-asian="Times New Roman1" style:font-size-asian="15pt" style:language-asian="ru" style:country-asian="RU" style:font-weight-asian="bold" style:font-name-complex="Times New Roman1" style:font-size-complex="15pt" style:font-weight-complex="bold"/>
    </style:style>
    <style:style style:name="P19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5pt" fo:font-weight="bold" officeooo:rsid="00218ca5" officeooo:paragraph-rsid="00218ca5" style:font-name-asian="Times New Roman1" style:font-size-asian="15pt" style:language-asian="ru" style:country-asian="RU" style:font-weight-asian="bold" style:font-name-complex="Times New Roman1" style:font-size-complex="15pt" style:font-weight-complex="bold"/>
    </style:style>
    <style:style style:name="P20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5pt" fo:font-weight="bold" officeooo:rsid="002313b6" officeooo:paragraph-rsid="002313b6" style:font-name-asian="Times New Roman1" style:font-size-asian="15pt" style:language-asian="ru" style:country-asian="RU" style:font-weight-asian="bold" style:font-name-complex="Times New Roman1" style:font-size-complex="15pt" style:font-weight-complex="bold"/>
    </style:style>
    <style:style style:name="P21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style:font-name="Times New Roman" fo:font-size="14pt" fo:font-weight="bold" officeooo:paragraph-rsid="0018e54c" style:letter-kerning="tru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a9b7c6" style:font-name="JetBrains Mono" fo:font-size="10pt" fo:font-style="normal" fo:font-weight="normal" officeooo:rsid="001bf13e" officeooo:paragraph-rsid="001bf13e" style:font-name-asian="Times New Roman1" style:font-size-asian="10pt" style:language-asian="ru" style:country-asian="RU" style:font-style-asian="normal" style:font-weight-asian="normal" style:font-name-complex="Times New Roman1" style:font-size-complex="15pt" style:font-weight-complex="normal"/>
    </style:style>
    <style:style style:name="P23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officeooo:paragraph-rsid="001bf13e"/>
    </style:style>
    <style:style style:name="P24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officeooo:paragraph-rsid="00218ca5"/>
    </style:style>
    <style:style style:name="P25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officeooo:paragraph-rsid="002313b6"/>
    </style:style>
    <style:style style:name="T1" style:family="text">
      <style:text-properties fo:color="#000000" style:font-name="Times New Roman" fo:font-size="16pt" style:letter-kerning="true" style:font-name-asian="Times New Roman1" style:font-size-asian="16pt" style:language-asian="ru" style:country-asian="RU" style:font-name-complex="Times New Roman1" style:font-size-complex="16pt"/>
    </style:style>
    <style:style style:name="T2" style:family="text">
      <style:text-properties fo:color="#000000" style:font-name="Times New Roman" fo:font-size="16pt" fo:font-weight="bold" style:letter-kerning="true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T3" style:family="text">
      <style:text-properties fo:color="#000000" style:font-name="Times New Roman" fo:font-size="15pt" fo:font-weight="bold" officeooo:rsid="001bf13e" style:font-name-asian="Times New Roman1" style:font-size-asian="15pt" style:language-asian="ru" style:country-asian="RU" style:font-weight-asian="bold" style:font-name-complex="Times New Roman1" style:font-size-complex="15pt" style:font-weight-complex="bold"/>
    </style:style>
    <style:style style:name="T4" style:family="text">
      <style:text-properties fo:color="#000000" style:font-name="Times New Roman" fo:font-size="15pt" fo:font-weight="bold" officeooo:rsid="002313b6" style:font-name-asian="Times New Roman1" style:font-size-asian="15pt" style:language-asian="ru" style:country-asian="RU" style:font-weight-asian="bold" style:font-name-complex="Times New Roman1" style:font-size-complex="15pt" style:font-weight-complex="bold"/>
    </style:style>
    <style:style style:name="T5" style:family="text">
      <style:text-properties fo:color="#000000" style:font-name="Times New Roman" fo:font-size="15pt" fo:font-weight="normal" officeooo:rsid="001bf13e" style:font-name-asian="Times New Roman1" style:font-size-asian="15pt" style:language-asian="ru" style:country-asian="RU" style:font-weight-asian="normal" style:font-name-complex="Times New Roman1" style:font-size-complex="15pt" style:font-weight-complex="normal"/>
    </style:style>
    <style:style style:name="T6" style:family="text">
      <style:text-properties fo:color="#000000" style:font-name="Times New Roman" fo:font-size="15pt" fo:font-weight="normal" officeooo:rsid="00218ca5" style:font-name-asian="Times New Roman1" style:font-size-asian="15pt" style:language-asian="ru" style:country-asian="RU" style:font-weight-asian="normal" style:font-name-complex="Times New Roman1" style:font-size-complex="15pt" style:font-weight-complex="normal"/>
    </style:style>
    <style:style style:name="T7" style:family="text">
      <style:text-properties fo:color="#000000" style:font-name="Times New Roman" fo:font-size="15pt" fo:font-weight="normal" officeooo:rsid="002313b6" style:font-name-asian="Times New Roman1" style:font-size-asian="15pt" style:language-asian="ru" style:country-asian="RU" style:font-weight-asian="normal" style:font-name-complex="Times New Roman1" style:font-size-complex="15pt" style:font-weight-complex="normal"/>
    </style:style>
    <style:style style:name="T8" style:family="text">
      <style:text-properties officeooo:rsid="001a9e89"/>
    </style:style>
    <style:style style:name="T9" style:family="text">
      <style:text-properties officeooo:rsid="001bf13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18ca5" style:font-weight-asian="normal" style:font-weight-complex="normal"/>
    </style:style>
    <style:style style:name="T12" style:family="text">
      <style:text-properties fo:font-weight="normal" officeooo:rsid="002313b6" style:font-weight-asian="normal" style:font-weight-complex="normal"/>
    </style:style>
    <style:style style:name="T13" style:family="text">
      <style:text-properties fo:color="#cc7832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14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a9b7c6" style:font-name="JetBrains Mono" fo:font-size="10pt" fo:font-style="normal" fo:font-weight="normal" officeooo:rsid="00218ca5" style:font-size-asian="10pt" style:font-style-asian="normal" style:font-weight-asian="normal" style:font-weight-complex="normal"/>
    </style:style>
    <style:style style:name="T17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e8bf6a" style:font-name="JetBrains Mono" fo:font-size="10pt" fo:font-style="normal" fo:font-weight="normal" officeooo:rsid="00218ca5" style:font-size-asian="10pt" style:font-style-asian="normal" style:font-weight-asian="normal" style:font-weight-complex="normal"/>
    </style:style>
    <style:style style:name="T19" style:family="text">
      <style:text-properties fo:color="#e8bf6a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20" style:family="text">
      <style:text-properties fo:color="#e8bf6a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bababa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a5c261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bbb529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24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aa4926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officeooo:rsid="00218ca5"/>
    </style:style>
    <style:style style:name="T29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officeooo:rsid="002313b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T1">М</text:span><text:span text:style-name="T2">ИНИСТЕРСТВО ЦИФРОВОГО РАЗВИТИЯ СВЯЗИ И МАССОВЫХ КОММУНИКАЦИЙ</text:span></text:h>
      <text:h text:style-name="P12" text:outline-level="1">Ордена Трудового Красного Знамени</text:h>
      <text:h text:style-name="P12" text:outline-level="1">Федеральное государственное бюджетное образовательное учреждение высшего образования</text:h>
      <text:h text:style-name="P12" text:outline-level="1">«Московский технический университет связи и информатики»</text:h>
      <text:h text:style-name="P13" text:outline-level="1">Кафедра «Информационные технологии»</text:h>
      <text:p text:style-name="P9"/>
      <text:h text:style-name="P14" text:outline-level="1"/>
      <text:h text:style-name="P14" text:outline-level="1"/>
      <text:h text:style-name="P14" text:outline-level="1"/>
      <text:h text:style-name="P14" text:outline-level="1">Отчет по лабораторной работе №<text:span text:style-name="T31">2</text:span></text:h>
      <text:h text:style-name="P15" text:outline-level="1">по дисциплине «Введение в информационные технологии» на тему:</text:h>
      <text:h text:style-name="P21" text:outline-level="1">«<text:span text:style-name="T9">Flask </text:span><text:span text:style-name="T28">и DB</text:span>»</text:h>
      <text:p text:style-name="P10"/>
      <text:p text:style-name="P10"/>
      <text:p text:style-name="P1"/>
      <text:p text:style-name="P1"><text:s text:c="74"/></text:p>
      <text:p text:style-name="P1"/>
      <text:p text:style-name="P1"><text:s text:c="75"/>Выполнил: <text:span text:style-name="T8">Газаров Игорь Владиславович</text:span></text:p>
      <text:p text:style-name="P1"><text:s text:c="79"/></text:p>
      <text:p text:style-name="P1"><text:s text:c="85"/>Проверил: Мкртчян Грач Маратович<text:tab/></text:p>
      <text:p text:style-name="P1"/>
      <text:p text:style-name="P6"/>
      <text:p text:style-name="P6"/>
      <text:p text:style-name="P6"/>
      <text:p text:style-name="P6"/>
      <text:p text:style-name="P7">Москва</text:p>
      <text:p text:style-name="P2">2021</text:p>
      <text:p text:style-name="P8">Цель: <text:span text:style-name="T10">используя библиотеку Flask </text:span><text:span text:style-name="T11">и psycopg2</text:span><text:span text:style-name="T10">, создать одностраничный сайт </text:span><text:span text:style-name="T11">с авторизацией и регистрацией</text:span><text:span text:style-name="T10">.</text:span></text:p>
      <text:p text:style-name="P3">Ход работы: </text:p>
      <text:p text:style-name="P23"><text:span text:style-name="T3">1. </text:span><text:span text:style-name="T5">Создаем проект ‘</text:span><text:span text:style-name="T6">MyWebApp</text:span><text:span text:style-name="T5">’</text:span></text:p>
      <text:p text:style-name="P3">2.<text:span text:style-name="T10"> Устанавливаем нужные нам библиотеки<text:line-break/>pip install Flask</text:span></text:p>
      <text:p text:style-name="P16">pip install <text:span text:style-name="T28">psycopg2-binary</text:span></text:p>
      <text:p text:style-name="P3">3. <text:span text:style-name="T10">Создаем в проекте папку templates, а также создаем файлы app.py и в папке templates создаем </text:span><text:span text:style-name="T11">account</text:span><text:span text:style-name="T10">.html, </text:span><text:span text:style-name="T11">login.html, registration.html и error.html</text:span></text:p>
      <text:p text:style-name="P3">4.<text:span text:style-name="T10"> Открываем файл app.py, импортируем скачанные ранее библиотеки</text:span></text:p>
      <text:p text:style-name="P3"><text:span text:style-name="T14">import </text:span><text:span text:style-name="T15">psycopg2</text:span><text:line-break/><text:span text:style-name="T14">from </text:span><text:span text:style-name="T15">flask </text:span><text:span text:style-name="T14">import </text:span><text:span text:style-name="T15">Flask</text:span><text:span text:style-name="T14">, </text:span><text:span text:style-name="T15">render_template</text:span><text:span text:style-name="T14">, </text:span><text:span text:style-name="T15">request</text:span><text:span text:style-name="T14">, </text:span><text:span text:style-name="T15">redirect</text:span></text:p>
      <text:p text:style-name="P3"><text:span text:style-name="T15"/></text:p>
      <text:p text:style-name="P3">5. <text:span text:style-name="T10">Создаем приложение</text:span></text:p>
      <text:p text:style-name="P22">app = Flask(__name__)</text:p>
      <text:p text:style-name="P3">6. <text:span text:style-name="T10"><text:s/></text:span><text:span text:style-name="T11">Создаем базу данный, схему и таблицу id|full_name|login|password</text:span></text:p>
      <text:p text:style-name="P24"><text:span text:style-name="T3">7.</text:span><text:span text:style-name="T5"> </text:span><text:span text:style-name="T6">Подключаемся к базе данных<text:line-break/></text:span><text:span text:style-name="T16">conn = psycopg2.connect(</text:span><text:span text:style-name="T26">database</text:span><text:span text:style-name="T15">=</text:span><text:span text:style-name="T25">"service_db"</text:span><text:span text:style-name="T14">,</text:span><text:line-break/><text:span text:style-name="T14"> <text:s text:c="23"/></text:span><text:span text:style-name="T26">user</text:span><text:span text:style-name="T15">=</text:span><text:span text:style-name="T25">"postgres"</text:span><text:span text:style-name="T14">,</text:span><text:line-break/><text:span text:style-name="T14"> <text:s text:c="23"/></text:span><text:span text:style-name="T26">password</text:span><text:span text:style-name="T15">=</text:span><text:span text:style-name="T25">"123"</text:span><text:span text:style-name="T14">,</text:span><text:line-break/><text:span text:style-name="T14"> <text:s text:c="23"/></text:span><text:span text:style-name="T26">host</text:span><text:span text:style-name="T15">=</text:span><text:span text:style-name="T25">"localhost"</text:span><text:span text:style-name="T14">,</text:span><text:line-break/><text:span text:style-name="T14"> <text:s text:c="23"/></text:span><text:span text:style-name="T26">port</text:span><text:span text:style-name="T15">=</text:span><text:span text:style-name="T25">"5432"</text:span><text:span text:style-name="T15">)</text:span><text:line-break/><text:span text:style-name="T15">cursor = conn.cursor()</text:span><text:span text:style-name="T5"> </text:span></text:p>
      <text:p text:style-name="P4">8. <text:span text:style-name="T10">Далее в файле <text:s/>app.py <text:s/>создаем декораторы и в них реализовываем функции </text:span><text:span text:style-name="T11">авторизации и переадресации на страницу с регистрацией</text:span></text:p>
      <text:p text:style-name="P4"><text:span text:style-name="T24">@app.route</text:span><text:span text:style-name="T15">(</text:span><text:span text:style-name="T25">'/login/'</text:span><text:span text:style-name="T14">, </text:span><text:span text:style-name="T26">methods</text:span><text:span text:style-name="T15">=[</text:span><text:span text:style-name="T25">'GET'</text:span><text:span text:style-name="T15">])</text:span><text:line-break/><text:span text:style-name="T14">def </text:span><text:span text:style-name="T27">index</text:span><text:span text:style-name="T15">():</text:span><text:line-break/><text:span text:style-name="T15"> <text:s text:c="3"/></text:span><text:span text:style-name="T14">return </text:span><text:span text:style-name="T15">render_template(</text:span><text:span text:style-name="T25">'login.html'</text:span><text:span text:style-name="T15">)</text:span><text:line-break/><text:line-break/><text:line-break/><text:span text:style-name="T24">@app.route</text:span><text:span text:style-name="T15">(</text:span><text:span text:style-name="T25">'/login/'</text:span><text:span text:style-name="T14">, </text:span><text:span text:style-name="T26">methods</text:span><text:span text:style-name="T15">=[</text:span><text:span text:style-name="T25">'POST'</text:span><text:span text:style-name="T14">, </text:span><text:span text:style-name="T25">'GET'</text:span><text:span text:style-name="T15">])</text:span><text:line-break/><text:soft-page-break/><text:span text:style-name="T14">def </text:span><text:span text:style-name="T27">login</text:span><text:span text:style-name="T15">():</text:span><text:line-break/><text:span text:style-name="T15"> <text:s text:c="3"/></text:span><text:span text:style-name="T14">if </text:span><text:span text:style-name="T15">request.method == </text:span><text:span text:style-name="T25">'POST'</text:span><text:span text:style-name="T15">:</text:span><text:line-break/><text:span text:style-name="T15"> <text:s text:c="7"/></text:span><text:span text:style-name="T14">if </text:span><text:span text:style-name="T15">request.form.get(</text:span><text:span text:style-name="T25">"login"</text:span><text:span text:style-name="T15">):</text:span><text:line-break/><text:span text:style-name="T15"> <text:s text:c="11"/>username = request.form.get(</text:span><text:span text:style-name="T25">'username'</text:span><text:span text:style-name="T15">)</text:span><text:line-break/><text:span text:style-name="T15"> <text:s text:c="11"/>password = request.form.get(</text:span><text:span text:style-name="T25">'password'</text:span><text:span text:style-name="T15">)</text:span><text:line-break/><text:span text:style-name="T15"> <text:s text:c="11"/></text:span><text:span text:style-name="T14">if </text:span><text:span text:style-name="T15">username == </text:span><text:span text:style-name="T25">'' </text:span><text:span text:style-name="T14">or </text:span><text:span text:style-name="T15">password == </text:span><text:span text:style-name="T25">''</text:span><text:span text:style-name="T15">:</text:span><text:line-break/><text:span text:style-name="T15"> <text:s text:c="15"/></text:span><text:span text:style-name="T14">return </text:span><text:span text:style-name="T15">render_template(</text:span><text:span text:style-name="T25">'error.html'</text:span><text:span text:style-name="T14">, </text:span><text:span text:style-name="T26">error</text:span><text:span text:style-name="T15">=</text:span><text:span text:style-name="T25">'Enter your login and password!'</text:span><text:span text:style-name="T15">)</text:span><text:line-break/><text:span text:style-name="T15"> <text:s text:c="11"/>cursor.execute(</text:span><text:span text:style-name="T25">"SELECT * FROM service.users WHERE login=%s AND password=%s"</text:span><text:span text:style-name="T14">, </text:span><text:span text:style-name="T15">(</text:span><text:span text:style-name="T29">str</text:span><text:span text:style-name="T15">(username)</text:span><text:span text:style-name="T14">, </text:span><text:span text:style-name="T29">str</text:span><text:span text:style-name="T15">(password)))</text:span><text:line-break/><text:span text:style-name="T15"> <text:s text:c="11"/>records = </text:span><text:span text:style-name="T29">list</text:span><text:span text:style-name="T15">(cursor.fetchall())</text:span><text:line-break/><text:span text:style-name="T15"> <text:s text:c="11"/></text:span><text:span text:style-name="T14">if </text:span><text:span text:style-name="T29">len</text:span><text:span text:style-name="T15">(records) == </text:span><text:span text:style-name="T30">0</text:span><text:span text:style-name="T15">:</text:span><text:line-break/><text:span text:style-name="T15"> <text:s text:c="15"/></text:span><text:span text:style-name="T14">return </text:span><text:span text:style-name="T15">render_template(</text:span><text:span text:style-name="T25">'error.html'</text:span><text:span text:style-name="T14">, </text:span><text:span text:style-name="T26">error</text:span><text:span text:style-name="T15">=</text:span><text:span text:style-name="T25">'There is no such a user'</text:span><text:span text:style-name="T15">)</text:span><text:line-break/><text:span text:style-name="T15"> <text:s text:c="11"/></text:span><text:span text:style-name="T14">return </text:span><text:span text:style-name="T15">render_template(</text:span><text:span text:style-name="T25">'account.html'</text:span><text:span text:style-name="T14">, </text:span><text:span text:style-name="T26">full_name</text:span><text:span text:style-name="T15">=records[</text:span><text:span text:style-name="T30">0</text:span><text:span text:style-name="T15">][</text:span><text:span text:style-name="T30">1</text:span><text:span text:style-name="T15">]</text:span><text:span text:style-name="T14">, </text:span><text:span text:style-name="T26">password</text:span><text:span text:style-name="T15">=records[</text:span><text:span text:style-name="T30">0</text:span><text:span text:style-name="T15">][</text:span><text:span text:style-name="T30">3</text:span><text:span text:style-name="T15">]</text:span><text:span text:style-name="T14">, </text:span><text:span text:style-name="T26">login</text:span><text:span text:style-name="T15">=records[</text:span><text:span text:style-name="T30">0</text:span><text:span text:style-name="T15">][</text:span><text:span text:style-name="T30">2</text:span><text:span text:style-name="T15">])</text:span><text:line-break/><text:span text:style-name="T15"> <text:s text:c="7"/></text:span><text:span text:style-name="T14">elif </text:span><text:span text:style-name="T15">request.form.get(</text:span><text:span text:style-name="T25">"registration"</text:span><text:span text:style-name="T15">):</text:span><text:line-break/><text:span text:style-name="T15"> <text:s text:c="11"/></text:span><text:span text:style-name="T14">return </text:span><text:span text:style-name="T15">redirect(</text:span><text:span text:style-name="T25">"/registration/"</text:span><text:span text:style-name="T15">)</text:span></text:p>
      <text:p text:style-name="P4"><text:span text:style-name="T15"/></text:p>
      <text:p text:style-name="P4">9. <text:span text:style-name="T11">Заполняем файл login.html</text:span></text:p>
      <text:p text:style-name="P4"><text:span text:style-name="T18">&lt;!DOCTYPE </text:span><text:span text:style-name="T21">html</text:span><text:span text:style-name="T20">&gt;</text:span><text:line-break/><text:span text:style-name="T20">&lt;html </text:span><text:span text:style-name="T21">lang</text:span><text:span text:style-name="T22">="en"</text:span><text:span text:style-name="T20">&gt;</text:span><text:line-break/><text:span text:style-name="T20">&lt;head&gt;</text:span><text:line-break/><text:span text:style-name="T20"> <text:s text:c="3"/>&lt;meta </text:span><text:span text:style-name="T21">charset</text:span><text:span text:style-name="T22">="UTF-8"</text:span><text:span text:style-name="T20">&gt;</text:span><text:line-break/><text:span text:style-name="T20"> <text:s text:c="3"/>&lt;title&gt;</text:span><text:span text:style-name="T15">Login</text:span><text:span text:style-name="T20">&lt;/title&gt;</text:span><text:line-break/><text:span text:style-name="T20">&lt;/head&gt;</text:span><text:line-break/><text:span text:style-name="T20">&lt;body&gt;</text:span><text:line-break/><text:span text:style-name="T20"> <text:s text:c="3"/>&lt;form </text:span><text:span text:style-name="T21">action</text:span><text:span text:style-name="T22">="" </text:span><text:span text:style-name="T21">method</text:span><text:span text:style-name="T22">="post"</text:span><text:span text:style-name="T20">&gt;</text:span><text:line-break/><text:span text:style-name="T20"> <text:s text:c="7"/>&lt;p&gt;</text:span><text:line-break/><text:span text:style-name="T20"> <text:s text:c="4"/>&lt;label </text:span><text:span text:style-name="T21">for</text:span><text:span text:style-name="T22">="username"</text:span><text:span text:style-name="T20">&gt;</text:span><text:span text:style-name="T15">Username</text:span><text:span text:style-name="T20">&lt;/label&gt;</text:span><text:line-break/><text:span text:style-name="T20"> <text:s text:c="4"/>&lt;input </text:span><text:span text:style-name="T21">type</text:span><text:span text:style-name="T22">="text" </text:span><text:span text:style-name="T21">name</text:span><text:span text:style-name="T22">="username"</text:span><text:span text:style-name="T20">&gt;</text:span><text:line-break/><text:span text:style-name="T20"> &lt;/p&gt;</text:span><text:line-break/><text:span text:style-name="T20"> &lt;p&gt;</text:span><text:line-break/><text:span text:style-name="T20"> <text:s text:c="4"/>&lt;label </text:span><text:span text:style-name="T21">for</text:span><text:span text:style-name="T22">="password"</text:span><text:span text:style-name="T20">&gt;</text:span><text:span text:style-name="T15">Password</text:span><text:span text:style-name="T20">&lt;/label&gt;</text:span><text:line-break/><text:span text:style-name="T20"> <text:s text:c="4"/>&lt;input </text:span><text:span text:style-name="T21">type</text:span><text:span text:style-name="T22">="password" </text:span><text:span text:style-name="T21">name</text:span><text:span text:style-name="T22">="password"</text:span><text:span text:style-name="T20">&gt;</text:span><text:line-break/><text:span text:style-name="T20"> &lt;/p&gt;</text:span><text:line-break/><text:span text:style-name="T20"> &lt;p&gt;</text:span><text:line-break/><text:span text:style-name="T20"> <text:s text:c="4"/>&lt;input </text:span><text:span text:style-name="T21">type</text:span><text:span text:style-name="T22">="submit" </text:span><text:span text:style-name="T21">value</text:span><text:span text:style-name="T22">="login" </text:span><text:span text:style-name="T21">name</text:span><text:span text:style-name="T22">="login"</text:span><text:span text:style-name="T20">&gt;</text:span><text:line-break/><text:span text:style-name="T20"> <text:s text:c="4"/>&lt;input </text:span><text:span text:style-name="T21">type</text:span><text:span text:style-name="T22">="submit" </text:span><text:span text:style-name="T21">value</text:span><text:span text:style-name="T22">="registration" </text:span><text:span text:style-name="T21">name</text:span><text:span text:style-name="T22">="registration"</text:span><text:span text:style-name="T20">&gt;</text:span><text:line-break/><text:span text:style-name="T20"> &lt;/p&gt;</text:span><text:line-break/><text:line-break/><text:span text:style-name="T20"> &lt;/form&gt;</text:span><text:line-break/><text:soft-page-break/><text:line-break/><text:span text:style-name="T20">&lt;/body&gt;</text:span><text:line-break/><text:span text:style-name="T20">&lt;/html&gt;</text:span></text:p>
      <text:p text:style-name="P19">10.<text:span text:style-name="T10"> Заполняем файл account.html</text:span></text:p>
      <text:p text:style-name="P19"><text:span text:style-name="T19">&lt;!DOCTYPE </text:span><text:span text:style-name="T21">html</text:span><text:span text:style-name="T20">&gt;</text:span><text:line-break/><text:line-break/><text:span text:style-name="T20">&lt;html </text:span><text:span text:style-name="T21">lang</text:span><text:span text:style-name="T22">="en"</text:span><text:span text:style-name="T20">&gt;</text:span><text:line-break/><text:line-break/><text:span text:style-name="T20">&lt;head&gt;</text:span><text:line-break/><text:span text:style-name="T20"> <text:s text:c="3"/>&lt;meta </text:span><text:span text:style-name="T21">charset</text:span><text:span text:style-name="T22">="UTF-8"</text:span><text:span text:style-name="T20">&gt;</text:span><text:line-break/><text:span text:style-name="T20"> <text:s text:c="3"/>&lt;title&gt;</text:span><text:span text:style-name="T15">Title</text:span><text:span text:style-name="T20">&lt;/title&gt;</text:span><text:line-break/><text:span text:style-name="T20"> <text:s text:c="3"/>&lt;form </text:span><text:span text:style-name="T21">action</text:span><text:span text:style-name="T22">="" </text:span><text:span text:style-name="T21">method</text:span><text:span text:style-name="T22">="post"</text:span><text:span text:style-name="T20">&gt;</text:span><text:line-break/><text:span text:style-name="T20"> <text:s text:c="7"/>&lt;p&gt;</text:span><text:span text:style-name="T15">{% if full_name %}</text:span><text:line-break/><text:span text:style-name="T15"> <text:s text:c="11"/>Hello, {{full_name}}!</text:span><text:line-break/><text:span text:style-name="T15"> <text:s text:c="11"/>{% endif %}</text:span><text:line-break/><text:span text:style-name="T15"> <text:s text:c="11"/>Your login = '{{login}}', your password = '{{password}}'</text:span><text:line-break/><text:span text:style-name="T15"> <text:s text:c="7"/></text:span><text:span text:style-name="T20">&lt;/p&gt;</text:span><text:line-break/><text:span text:style-name="T20"> <text:s text:c="3"/>&lt;/form&gt;</text:span><text:line-break/><text:span text:style-name="T20">&lt;/head&gt;</text:span><text:line-break/><text:span text:style-name="T20">&lt;body&gt;</text:span><text:line-break/><text:line-break/><text:span text:style-name="T20">&lt;/body&gt;</text:span><text:line-break/><text:line-break/><text:span text:style-name="T20">&lt;/html&gt;</text:span></text:p>
      <text:p text:style-name="P19">11. <text:span text:style-name="T10">Заполняем файл registration.html</text:span></text:p>
      <text:p text:style-name="P19"><text:span text:style-name="T19">&lt;!DOCTYPE </text:span><text:span text:style-name="T21">html</text:span><text:span text:style-name="T20">&gt;</text:span><text:line-break/><text:span text:style-name="T20">&lt;html </text:span><text:span text:style-name="T21">lang</text:span><text:span text:style-name="T22">="en"</text:span><text:span text:style-name="T20">&gt;</text:span><text:line-break/><text:span text:style-name="T20">&lt;head&gt;</text:span><text:line-break/><text:span text:style-name="T20"> <text:s text:c="3"/>&lt;meta </text:span><text:span text:style-name="T21">charset</text:span><text:span text:style-name="T22">="UTF-8"</text:span><text:span text:style-name="T20">&gt;</text:span><text:line-break/><text:span text:style-name="T20"> <text:s text:c="3"/>&lt;title&gt;</text:span><text:span text:style-name="T15">Registration</text:span><text:span text:style-name="T20">&lt;/title&gt;</text:span><text:line-break/><text:span text:style-name="T20">&lt;/head&gt;</text:span><text:line-break/><text:span text:style-name="T20">&lt;body&gt;</text:span><text:line-break/><text:span text:style-name="T20"> <text:s text:c="3"/>&lt;form </text:span><text:span text:style-name="T21">action</text:span><text:span text:style-name="T22">="" </text:span><text:span text:style-name="T21">method</text:span><text:span text:style-name="T22">="post"</text:span><text:span text:style-name="T20">&gt;</text:span><text:line-break/><text:span text:style-name="T20"> <text:s text:c="5"/>&lt;p&gt;</text:span><text:line-break/><text:span text:style-name="T20"> <text:s text:c="3"/>&lt;label </text:span><text:span text:style-name="T21">for</text:span><text:span text:style-name="T22">="name"</text:span><text:span text:style-name="T20">&gt;</text:span><text:span text:style-name="T15">Your name:</text:span><text:span text:style-name="T20">&lt;/label&gt;</text:span><text:line-break/><text:span text:style-name="T20"> <text:s text:c="3"/>&lt;input </text:span><text:span text:style-name="T21">type</text:span><text:span text:style-name="T22">="text" </text:span><text:span text:style-name="T21">name</text:span><text:span text:style-name="T22">="name"</text:span><text:span text:style-name="T20">&gt;</text:span><text:line-break/><text:span text:style-name="T20"> <text:s text:c="4"/>&lt;/p&gt;</text:span><text:line-break/><text:span text:style-name="T20"> <text:s text:c="7"/>&lt;p&gt;</text:span><text:line-break/><text:soft-page-break/><text:span text:style-name="T20"> <text:s text:c="7"/>&lt;label </text:span><text:span text:style-name="T21">for</text:span><text:span text:style-name="T22">="login"</text:span><text:span text:style-name="T20">&gt;</text:span><text:span text:style-name="T15">Login:</text:span><text:span text:style-name="T20">&lt;/label&gt;</text:span><text:line-break/><text:span text:style-name="T20"> <text:s text:c="7"/>&lt;input </text:span><text:span text:style-name="T21">type</text:span><text:span text:style-name="T22">="text" </text:span><text:span text:style-name="T21">name</text:span><text:span text:style-name="T22">="login"</text:span><text:span text:style-name="T20">&gt;</text:span><text:line-break/><text:span text:style-name="T20"> <text:s text:c="8"/>&lt;/p&gt;</text:span><text:line-break/><text:span text:style-name="T20"> <text:s text:c="3"/>&lt;p&gt;</text:span><text:line-break/><text:span text:style-name="T20"> <text:s text:c="7"/>&lt;label </text:span><text:span text:style-name="T21">for</text:span><text:span text:style-name="T22">="password"</text:span><text:span text:style-name="T20">&gt;</text:span><text:span text:style-name="T15">Password:</text:span><text:span text:style-name="T20">&lt;/label&gt;</text:span><text:line-break/><text:span text:style-name="T20"> <text:s text:c="7"/>&lt;input </text:span><text:span text:style-name="T21">type</text:span><text:span text:style-name="T22">="password" </text:span><text:span text:style-name="T21">name</text:span><text:span text:style-name="T22">="password"</text:span><text:span text:style-name="T20">&gt;</text:span><text:line-break/><text:span text:style-name="T20"> <text:s text:c="3"/>&lt;/p&gt;</text:span><text:line-break/><text:span text:style-name="T20"> <text:s text:c="3"/>&lt;p&gt;</text:span><text:line-break/><text:span text:style-name="T20"> <text:s text:c="7"/>&lt;input </text:span><text:span text:style-name="T21">type</text:span><text:span text:style-name="T22">="submit" </text:span><text:span text:style-name="T21">value</text:span><text:span text:style-name="T22">="Sign In"</text:span><text:span text:style-name="T20">&gt;</text:span><text:line-break/><text:span text:style-name="T20"> <text:s text:c="3"/>&lt;/p&gt;</text:span><text:line-break/><text:span text:style-name="T20"> <text:s text:c="3"/>&lt;/form&gt;</text:span><text:line-break/><text:line-break/><text:span text:style-name="T20">&lt;/body&gt;</text:span><text:line-break/><text:span text:style-name="T20">&lt;/html&gt;</text:span></text:p>
      <text:p text:style-name="P19">12. <text:span text:style-name="T10">Далее в app.py создаем декоратор и функцию регистрации, а также переадресацию на сраницу с ошибкой</text:span></text:p>
      <text:p text:style-name="P19"><text:span text:style-name="T23">@app.route</text:span><text:span text:style-name="T15">(</text:span><text:span text:style-name="T25">'/registration/'</text:span><text:span text:style-name="T14">, </text:span><text:span text:style-name="T26">methods</text:span><text:span text:style-name="T15">=[</text:span><text:span text:style-name="T25">'POST'</text:span><text:span text:style-name="T14">, </text:span><text:span text:style-name="T25">'GET'</text:span><text:span text:style-name="T15">])</text:span><text:line-break/><text:span text:style-name="T14">def </text:span><text:span text:style-name="T27">registration</text:span><text:span text:style-name="T15">():</text:span><text:line-break/><text:span text:style-name="T15"> <text:s text:c="3"/></text:span><text:span text:style-name="T14">if </text:span><text:span text:style-name="T15">request.method == </text:span><text:span text:style-name="T25">'POST'</text:span><text:span text:style-name="T15">:</text:span><text:line-break/><text:span text:style-name="T15"> <text:s text:c="7"/>name = request.form.get(</text:span><text:span text:style-name="T25">'name'</text:span><text:span text:style-name="T15">)</text:span><text:line-break/><text:span text:style-name="T15"> <text:s text:c="7"/>login = request.form.get(</text:span><text:span text:style-name="T25">'login'</text:span><text:span text:style-name="T15">)</text:span><text:line-break/><text:span text:style-name="T15"> <text:s text:c="7"/>password = request.form.get(</text:span><text:span text:style-name="T25">'password'</text:span><text:span text:style-name="T15">)</text:span><text:line-break/><text:line-break/><text:span text:style-name="T15"> <text:s text:c="7"/>cursor.execute(</text:span><text:span text:style-name="T25">'INSERT INTO service.users (full_name, login, password) VALUES (%s, %s, %s);'</text:span><text:span text:style-name="T14">,</text:span><text:line-break/><text:span text:style-name="T14"> <text:s text:c="22"/></text:span><text:span text:style-name="T15">(</text:span><text:span text:style-name="T29">str</text:span><text:span text:style-name="T15">(name)</text:span><text:span text:style-name="T14">, </text:span><text:span text:style-name="T29">str</text:span><text:span text:style-name="T15">(login)</text:span><text:span text:style-name="T14">, </text:span><text:span text:style-name="T29">str</text:span><text:span text:style-name="T15">(password)))</text:span><text:line-break/><text:span text:style-name="T15"> <text:s text:c="7"/>conn.commit()</text:span><text:line-break/><text:line-break/><text:span text:style-name="T15"> <text:s text:c="7"/></text:span><text:span text:style-name="T14">return </text:span><text:span text:style-name="T15">redirect(</text:span><text:span text:style-name="T25">'/login/'</text:span><text:span text:style-name="T15">)</text:span><text:line-break/><text:line-break/><text:span text:style-name="T15"> <text:s text:c="3"/></text:span><text:span text:style-name="T14">return </text:span><text:span text:style-name="T15">render_template(</text:span><text:span text:style-name="T25">'registration.html'</text:span><text:span text:style-name="T15">)</text:span><text:line-break/>13. <text:span text:style-name="T10">Заполняем файл error.html</text:span></text:p>
      <text:p text:style-name="P19"><text:span text:style-name="T19">&lt;!DOCTYPE </text:span><text:span text:style-name="T21">html</text:span><text:span text:style-name="T20">&gt;</text:span><text:line-break/><text:line-break/><text:span text:style-name="T20">&lt;html </text:span><text:span text:style-name="T21">lang</text:span><text:span text:style-name="T22">="en"</text:span><text:span text:style-name="T20">&gt;</text:span><text:line-break/><text:line-break/><text:span text:style-name="T20">&lt;head&gt;</text:span><text:line-break/><text:soft-page-break/><text:span text:style-name="T20"> <text:s text:c="3"/>&lt;meta </text:span><text:span text:style-name="T21">charset</text:span><text:span text:style-name="T22">="UTF-8"</text:span><text:span text:style-name="T20">&gt;</text:span><text:line-break/><text:span text:style-name="T20"> <text:s text:c="3"/>&lt;title&gt;</text:span><text:span text:style-name="T15">Title</text:span><text:span text:style-name="T20">&lt;/title&gt;</text:span><text:line-break/><text:span text:style-name="T20"> <text:s text:c="3"/>&lt;form </text:span><text:span text:style-name="T21">action</text:span><text:span text:style-name="T22">="" </text:span><text:span text:style-name="T21">method</text:span><text:span text:style-name="T22">="post"</text:span><text:span text:style-name="T20">&gt;</text:span><text:line-break/><text:span text:style-name="T20"> <text:s text:c="7"/>&lt;p&gt;</text:span><text:line-break/><text:span text:style-name="T20"> <text:s text:c="11"/></text:span><text:span text:style-name="T15">Error! Try again. {{ error }}</text:span><text:line-break/><text:span text:style-name="T15"> <text:s text:c="7"/></text:span><text:span text:style-name="T20">&lt;/p&gt;</text:span><text:line-break/><text:span text:style-name="T20"> <text:s text:c="3"/>&lt;/form&gt;</text:span><text:line-break/><text:span text:style-name="T20">&lt;/head&gt;</text:span><text:line-break/><text:span text:style-name="T20">&lt;body&gt;</text:span><text:line-break/><text:line-break/><text:span text:style-name="T20">&lt;/body&gt;</text:span><text:line-break/><text:line-break/><text:span text:style-name="T20">&lt;/html&gt;</text:span></text:p>
      <text:p text:style-name="P25"><text:span text:style-name="T4">14. </text:span><text:span text:style-name="T7">Запускаем приложение<text:line-break/></text:span><text:span text:style-name="T13">if </text:span><text:span text:style-name="T15">__name__ == </text:span><text:span text:style-name="T25">'__main__'</text:span><text:span text:style-name="T15">:</text:span><text:line-break/><text:span text:style-name="T15"> <text:s text:c="3"/>app.run()</text:span></text:p>
      <text:p text:style-name="P20"><text:span text:style-name="T10"/></text:p>
      <text:p text:style-name="P5">Вывод: <text:span text:style-name="T10">в результате выполненной работы я изучил </text:span><text:span text:style-name="T12">часть библиотеки</text:span><text:span text:style-name="T10"> </text:span><text:span text:style-name="T12">psycopg2,</text:span><text:span text:style-name="T10"> а также научился </text:span><text:span text:style-name="T12">связывать базу данных (СУБД postgres) с приложения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21:45:01.765713364</meta:creation-date>
    <dc:date>2021-12-21T22:24:45.270600407</dc:date>
    <meta:editing-duration>PT13M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6" meta:paragraph-count="39" meta:word-count="479" meta:character-count="5345" meta:non-whitespace-character-count="3961"/>
  </office:meta>
</office:document-meta>
</file>